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officeooo:rsid="00124ad4" officeooo:paragraph-rsid="00124ad4"/>
    </style:style>
    <style:style style:name="P2" style:family="paragraph" style:parent-style-name="Standard">
      <style:text-properties officeooo:rsid="00124ad4" officeooo:paragraph-rsid="00124ad4"/>
    </style:style>
    <style:style style:name="P3" style:family="paragraph" style:parent-style-name="Standard">
      <style:text-properties officeooo:paragraph-rsid="00124ad4"/>
    </style:style>
    <style:style style:name="P4" style:family="paragraph" style:parent-style-name="Standard">
      <style:text-properties officeooo:paragraph-rsid="00128999"/>
    </style:style>
    <style:style style:name="P5" style:family="paragraph" style:parent-style-name="Standard">
      <style:text-properties officeooo:rsid="00167c6f" officeooo:paragraph-rsid="00167c6f"/>
    </style:style>
    <style:style style:name="P6" style:family="paragraph" style:parent-style-name="Standard">
      <style:text-properties officeooo:rsid="0017ae2e" officeooo:paragraph-rsid="0017ae2e"/>
    </style:style>
    <style:style style:name="P7" style:family="paragraph" style:parent-style-name="Standard">
      <style:text-properties officeooo:rsid="0018f1c7" officeooo:paragraph-rsid="0018f1c7"/>
    </style:style>
    <style:style style:name="P8" style:family="paragraph" style:parent-style-name="Standard">
      <style:text-properties officeooo:rsid="001ac735" officeooo:paragraph-rsid="001ac735"/>
    </style:style>
    <style:style style:name="P9" style:family="paragraph" style:parent-style-name="Standard">
      <style:text-properties officeooo:rsid="001caf46" officeooo:paragraph-rsid="001caf46"/>
    </style:style>
    <style:style style:name="P10" style:family="paragraph" style:parent-style-name="Footer">
      <style:paragraph-properties fo:text-align="start" style:justify-single-word="false"/>
    </style:style>
    <style:style style:name="P11" style:family="paragraph" style:parent-style-name="Text_20_body">
      <style:text-properties officeooo:rsid="001caf46" officeooo:paragraph-rsid="001caf46"/>
    </style:style>
    <style:style style:name="P12" style:family="paragraph" style:parent-style-name="Title">
      <style:text-properties officeooo:paragraph-rsid="001dcd93"/>
    </style:style>
    <style:style style:name="P13" style:family="paragraph" style:parent-style-name="Standard">
      <style:text-properties officeooo:rsid="0017ae2e" officeooo:paragraph-rsid="0017ae2e"/>
    </style:style>
    <style:style style:name="P14" style:family="paragraph" style:parent-style-name="Standard">
      <style:text-properties officeooo:rsid="001caf46" officeooo:paragraph-rsid="001caf46"/>
    </style:style>
    <style:style style:name="T1" style:family="text">
      <style:text-properties officeooo:rsid="0014aa64"/>
    </style:style>
    <style:style style:name="T2" style:family="text">
      <style:text-properties officeooo:rsid="00128999"/>
    </style:style>
    <style:style style:name="T3" style:family="text">
      <style:text-properties officeooo:rsid="0017ae2e"/>
    </style:style>
    <style:style style:name="T4" style:family="text">
      <style:text-properties officeooo:rsid="001caf46"/>
    </style:style>
    <style:style style:name="T5" style:family="text">
      <style:text-properties officeooo:rsid="001dcd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2"><text:span text:style-name="T5">1b) Zählen von Zeichen und Wörtern</text:span></text:p>
      <text:p text:style-name="P2"/>
      <text:h text:style-name="Heading_20_1" text:outline-level="1">Zusammenfassung der Problemstellung</text:h>
      <text:p text:style-name="P5">Das Programm soll <text:span text:style-name="T5">von einem gegebenen String die Anzahl Zeichen und Wörter berechnen</text:span>. <text:span text:style-name="T5">Der Benutzer wird nach Programmstart zur Eingabe des Strings aufgefordert. Nach Bestätigung mit der Eingabetaste wird die Anzahl Zeichen und Wörter ausgegeben.</text:span></text:p>
      <text:p text:style-name="P3"/>
      <text:h text:style-name="Heading_20_1" text:outline-level="1">Lösungsvarianten</text:h>
      <text:p text:style-name="P5">Für die Umrechnung gab es 2 Varianten: entweder, sie wird direkt in der for-Schlaufe vorgenommen, oder aber in eine eigene Funktion ausgelagert. Wir haben uns für die Auslagerung entschieden, da die Umrechnung so auch noch für andere Zwecke wiederverwendet werden kann.</text:p>
      <text:h text:style-name="Heading_20_1" text:outline-level="1"><text:line-break/>Modulübersicht </text:h>
      <text:p text:style-name="P5">Da es sich um ein sehr kleines Programm handelt, befindet sich der ganze Code in main.c, <text:span text:style-name="T3">aufgeteilt auf die 2 Funktionen main und calculate. </text:span></text:p>
      <text:p text:style-name="P5"/>
      <text:p text:style-name="P6">Globale Variablen: -</text:p>
      <text:p text:style-name="P6">Lokale Variablen: </text:p>
      <text:p text:style-name="P6">int fheit, double celsius (main)</text:p>
      <text:p text:style-name="P6">int fheit_custom, double celsius_custom (main)</text:p>
      <text:p text:style-name="P6">int fheit, double celsius (calculate)</text:p>
      <text:p text:style-name="P4"/>
      <text:h text:style-name="Heading_20_1" text:outline-level="1">Programmablauf</text:h>
      <text:p text:style-name="P7">Main &gt; ruft calculate auf für Berechnung der einzelnen Celsius-Werte &gt; Programm terminiert</text:p>
      <text:h text:style-name="Heading_20_1" text:outline-level="1"><text:line-break/><text:span text:style-name="T2">Tests</text:span></text:h>
      <text:p text:style-name="P11">Es wurde einerseits getestet, ob die Ausgabe korrekt dargestellt wird. </text:p>
      <text:p text:style-name="P11">Andererseits wurde die Funktion calculate dahingehend geprüft, ob sie das korrekte Ergebnis zurückliefert.</text:p>
      <text:p text:style-name="P9">Beide Tests liefen erfolgreich durch.</text:p>
      <text:p text:style-name="P4"/>
      <text:h text:style-name="Heading_20_1" text:outline-level="1"><text:soft-page-break/>Erkenntnisse</text:h>
      <text:p text:style-name="P9">Das Programm läuft fehlerfrei. Weitere Implementationen (wie die Umrechnung von Celsius in Fahrenheit oder in andere Messeinheiten) wären bei Bedarf möglich.</text:p>
      <text:p text:style-name="P2"/>
      <text:h text:style-name="Heading_20_1" text:outline-level="1">Anhang <text:span text:style-name="T4">A</text:span>: Quelltext <text:span text:style-name="T4">Temperaturkonvertierung</text:span></text:h>
      <text:p text:style-name="P2"/>
      <text:p text:style-name="P8">/* ----------------------------------------------------------------------------</text:p>
      <text:p text:style-name="P8"><text:s/>* -- <text:s/>_____ <text:s text:c="6"/>______ <text:s/>_____ <text:s text:c="45"/>-</text:p>
      <text:p text:style-name="P8"><text:s/>* -- |_ <text:s text:c="2"/>_| <text:s text:c="4"/>| <text:s/>____|/ ____| <text:s text:c="44"/>-</text:p>
      <text:p text:style-name="P8"><text:s/>* -- <text:s text:c="2"/>| | <text:s/>_ __ | |__ <text:s/>| (___ <text:s text:c="3"/>Institute of Embedded Systems <text:s text:c="13"/>-</text:p>
      <text:p text:style-name="P8"><text:s/>* -- <text:s text:c="2"/>| | | '_ \| <text:s/>__| <text:s/>\___ \ <text:s text:c="2"/>Zuercher Hochschule Winterthur <text:s text:c="12"/>-</text:p>
      <text:p text:style-name="P8"><text:s/>* -- <text:s/>_| |_| | | | |____ ____) | <text:s/>(University of Applied Sciences) <text:s text:c="10"/>-</text:p>
      <text:p text:style-name="P8"><text:s/>* -- |_____|_| |_|______|_____/ <text:s text:c="2"/>8401 Winterthur, Switzerland <text:s text:c="14"/>-</text:p>
      <text:p text:style-name="P8"><text:s/>* ----------------------------------------------------------------------------</text:p>
      <text:p text:style-name="P8"><text:s/>*/</text:p>
      <text:p text:style-name="P8">/**</text:p>
      <text:p text:style-name="P8"><text:s/>* </text:p>
      <text:p text:style-name="P8"><text:s/>* @brief Calculation of Temperature Fahrenheit to Celsius </text:p>
      <text:p text:style-name="P8"><text:s/>*/</text:p>
      <text:p text:style-name="P8">#include &lt;stdio.h&gt;</text:p>
      <text:p text:style-name="P8">#include &lt;stdlib.h&gt;</text:p>
      <text:p text:style-name="P8"/>
      <text:p text:style-name="P8">double calculate (int fheit);</text:p>
      <text:p text:style-name="P8"/>
      <text:p text:style-name="P8">/**</text:p>
      <text:p text:style-name="P8"><text:s/>* @brief Prints out a table of values between -100 and 200 degrees Fahrenheit. </text:p>
      <text:p text:style-name="P8"><text:s/>* <text:s text:c="7"/>If an int Argument is given, it converts this int value from </text:p>
      <text:p text:style-name="P8"><text:s/>* <text:s text:c="7"/>Fahrenheit to Celsius and prints it out (in addition to the table).</text:p>
      <text:p text:style-name="P8"><text:s/>* @param[in] argv <text:s/>argv[1] Temperature in Fahrenheit (optional)</text:p>
      <text:p text:style-name="P8"><text:s/>*/</text:p>
      <text:p text:style-name="P8">int main(int argc, char* argv[])</text:p>
      <text:p text:style-name="P8">{<text:tab/></text:p>
      <text:p text:style-name="P8"><text:s text:c="4"/>// printing out the table from -100 to 200 degrees Fahrenheit</text:p>
      <text:p text:style-name="P8"><text:s text:c="4"/>(void)printf("F'heit <text:s text:c="3"/>Celsius\n");</text:p>
      <text:p text:style-name="P8"><text:tab/>(void)printf("-----------------\n");</text:p>
      <text:p text:style-name="P8"><text:tab/>int fheit = -100;</text:p>
      <text:p text:style-name="P8"><text:tab/>double celsius;</text:p>
      <text:p text:style-name="P8"><text:tab/>while (fheit &lt;= 200) {</text:p>
      <text:p text:style-name="P8"><text:tab/> <text:s text:c="3"/>celsius = calculate(fheit);</text:p>
      <text:p text:style-name="P8"><text:tab/> <text:s text:c="3"/>(void)printf(" <text:s/>%4d <text:s text:c="3"/>%7.2f\n", fheit, celsius);</text:p>
      <text:p text:style-name="P8"><text:tab/> <text:s text:c="3"/>fheit += 20;</text:p>
      <text:p text:style-name="P8"><text:tab/>}</text:p>
      <text:p text:style-name="P8"><text:tab/></text:p>
      <text:p text:style-name="P8"><text:tab/>// if there was an argument passed into the program, a custom calculation is</text:p>
      <text:p text:style-name="P8"><text:tab/>// made here with that argument and printed out.</text:p>
      <text:p text:style-name="P8"><text:soft-page-break/><text:tab/>if (argc == 2) {</text:p>
      <text:p text:style-name="P8"><text:tab/> <text:s text:c="3"/>int fheit_custom = atoi(argv[1]); <text:s/>// atoi converts the argument to int</text:p>
      <text:p text:style-name="P8"><text:tab/> <text:s text:c="3"/>double celsius_custom = calculate (fheit_custom);</text:p>
      <text:p text:style-name="P8"><text:tab/> <text:s text:c="3"/>(void)printf("-----------------\n");</text:p>
      <text:p text:style-name="P8"><text:tab/> <text:s text:c="3"/>(void)printf("Custom calculation: \n");</text:p>
      <text:p text:style-name="P8"><text:tab/> <text:s text:c="3"/>(void)printf(" <text:s/>%4d <text:s text:c="3"/>%7.2f\n", fheit_custom, celsius_custom); <text:s text:c="7"/></text:p>
      <text:p text:style-name="P8"><text:tab/>} </text:p>
      <text:p text:style-name="P8"><text:tab/> <text:s text:c="3"/></text:p>
      <text:p text:style-name="P8"><text:tab/>return EXIT_SUCCESS;</text:p>
      <text:p text:style-name="P8">}</text:p>
      <text:p text:style-name="P8"/>
      <text:p text:style-name="P8">/**</text:p>
      <text:p text:style-name="P8">* calculates the celsius value for a fahrenheit value.</text:p>
      <text:p text:style-name="P8">* @param int Fahrenheit</text:p>
      <text:p text:style-name="P8">*/</text:p>
      <text:p text:style-name="P8">double calculate (int fheit) {</text:p>
      <text:p text:style-name="P8"><text:s text:c="4"/>double celsius = 0.0;</text:p>
      <text:p text:style-name="P8"><text:s text:c="4"/>celsius = (5.0*(fheit-32))/9.0; <text:s/></text:p>
      <text:p text:style-name="P8"><text:s text:c="4"/>return celsius;</text:p>
      <text:p text:style-name="P8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24ad4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/>
      </style:paragraph-properties>
      <style:text-properties officeooo:rsid="00124ad4" officeooo:paragraph-rsid="00124ad4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14aa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C Selbststudium Aufgabe 1<text:tab/><text:tab/><text:tab/><text:tab/><text:tab/> <text:s text:c="3"/>Anna Kälin, Thomas Stettler<text:tab/></text:p>
      </style:header>
      <style:footer>
        <text:p text:style-name="MP2"><text:span text:style-name="MT1">Seite</text:span> <text:page-number text:select-page="current">3</text:page-number><text:tab/><text:tab/><text:span text:style-name="MT1">10.10.20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3:29:46.840727360</meta:creation-date>
    <meta:generator>LibreOffice/5.1.6.2$Linux_X86_64 LibreOffice_project/10m0$Build-2</meta:generator>
    <dc:date>2017-10-02T15:43:40.659680237</dc:date>
    <meta:editing-duration>PT1H10M27S</meta:editing-duration>
    <meta:editing-cycles>9</meta:editing-cycles>
    <meta:document-statistic meta:table-count="0" meta:image-count="0" meta:object-count="0" meta:page-count="3" meta:paragraph-count="79" meta:word-count="483" meta:character-count="3594" meta:non-whitespace-character-count="2869"/>
  </office:meta>
</office:document-meta>
</file>